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4535in"/>
    </style:style>
    <style:style style:name="co2" style:family="table-column">
      <style:table-column-properties fo:break-before="auto" style:column-width="1.5492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1.7429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0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4" style:family="table-cell" style:parent-style-name="Default">
      <style:table-cell-properties fo:background-color="#ff9966" fo:border="0.0008in solid #000000"/>
    </style:style>
    <style:style style:name="ce15" style:family="table-cell" style:parent-style-name="Default">
      <style:table-cell-properties fo:border="0.0008in solid #000000"/>
      <style:text-properties style:font-name="Nimbus Sans L" style:font-name-asian="Nimbus Sans L1" style:font-name-complex="Nimbus Sans 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3" table:number-rows-spanned="1">
            <text:p>Bogdan Zamfir</text:p>
          </table:table-cell>
          <table:covered-table-cell table:style-name="ce6"/>
          <table:covered-table-cell table:style-name="ce9"/>
          <table:table-cell table:style-name="ce11"/>
          <table:table-cell table:style-name="ce12"/>
          <table:table-cell table:style-name="ce13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0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4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Implement concat and replication + train OS/EC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Has been implemented in cslom a long time ago</text:p>
          </table:table-cell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Documentation :: Spec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Detail current autorouter functionality to CGH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Emails have been sent a long time ago.</text:p>
          </table:table-cell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SW :: CSL :: Autorouter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Provide autorouter functionality as in the spec document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4" office:value-type="string">
            <text:p>CSLOM implementation support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Provide support to OS/EC/TH/AS to implement their CSLOM related tasks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Predeclaration bug</text:p>
          </table:table-cell>
          <table:table-cell table:style-name="ce3" office:value-type="string">
            <text:p>All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Provide a solution for the predeclaration bug</text:p>
          </table:table-cell>
          <table:table-cell table:style-name="ce7" office:value-type="string">
            <text:p>High++</text:p>
          </table:table-cell>
          <table:table-cell table:style-name="ce15" office:value-type="string">
            <text:p>Solution: Change 75% of parser, cslom, cmd, checker, AutoRouter, instance Tree.</text:p>
          </table:table-cell>
        </table:table-row>
        <table:table-row table:style-name="ro1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CSLOM training classes for the following employees: EC, OS, MP, AS, TH, AB (about 1-2 hours/day when at least 80% of the attendees are present at the office)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4" office:value-type="string">
            <text:p>Autoruter functionality class</text:p>
          </table:table-cell>
          <table:table-cell table:style-name="ce3" office:value-type="string">
            <text:p>SW :: CSL :: Autorouter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Hold autorouter functionality presentation for the following employees: AS, EC, AB (about 1 hour/day when at least 60% of the attendees are present at the office)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4" office:value-type="string">
            <text:p>Coverage tool recommandation</text:p>
          </table:table-cell>
          <table:table-cell table:style-name="ce3" office:value-type="string">
            <text:p>SW :: Support</text:p>
          </table:table-cell>
          <table:table-cell table:style-name="ce7" office:value-type="float" office:value="100">
            <text:p>100</text:p>
          </table:table-cell>
          <table:table-cell table:style-name="ce3"/>
          <table:table-cell table:style-name="ce3" office:value-type="string">
            <text:p>Recommend in a report a coverage tool according to its performance and features (evaluation should contain both a commercial and a free candidate). After the report is compiled please send it to Dinesh and Derek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lcov with a machine farm about 8 cores at least</text:p>
          </table:table-cell>
        </table:table-row>
        <table:table-row table:style-name="ro1">
          <table:table-cell table:style-name="ce4" office:value-type="string">
            <text:p>Coverage tool evaluation</text:p>
          </table:table-cell>
          <table:table-cell table:style-name="ce3" office:value-type="string">
            <text:p>SW :: Support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Derek.</text:p>
          </table:table-cell>
          <table:table-cell table:style-name="ce3" office:value-type="string">
            <text:p>Evaluate Bullseye coverage tool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I need Derek to send the evaluation product first</text:p>
          </table:table-cell>
        </table:table-row>
        <table:table-row table:style-name="ro2">
          <table:table-cell table:style-name="ce4" office:value-type="string">
            <text:p>CSIM functionality</text:p>
          </table:table-cell>
          <table:table-cell table:style-name="ce3" office:value-type="string">
            <text:p>SW :: CSL :: CSIM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Need solutions and implementations for: single action compile, generated values difference between CSIM and Modelsim (due to flip flop propagation issue) talk to AB/OS for examples, load feature to load stimulus vectors from a file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 table:number-rows-repeated="6552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05/29/2008</text:date>, <text:time>12:5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5-29T12:57:57</dc:date>
    <dc:language>en-US</dc:language>
    <meta:editing-cycles>28</meta:editing-cycles>
    <meta:editing-duration>P1DT2H38M41S</meta:editing-duration>
    <meta:user-defined meta:name="Info 1"/>
    <meta:user-defined meta:name="Info 2"/>
    <meta:user-defined meta:name="Info 3"/>
    <meta:user-defined meta:name="Info 4"/>
    <meta:document-statistic meta:table-count="3" meta:cell-count="65"/>
  </office:meta>
</office:document-meta>
</file>